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style:font-face style:name="serif" svg:font-family="serif"/>
  </office:font-face-decls>
  <office:automatic-styles>
    <style:style style:name="Table1" style:family="table">
      <style:table-properties style:width="3.37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writing-mode="lr-tb"/>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693in" style:contextual-spacing="false" fo:line-height="50%"/>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Author">
      <style:paragraph-properties fo:margin-top="0.0693in" fo:margin-bottom="0.028in" style:contextual-spacing="false" fo:break-before="column"/>
      <style:text-properties officeooo:paragraph-rsid="000f753b"/>
    </style:style>
    <style:style style:name="P5" style:family="paragraph" style:parent-style-name="Author">
      <style:paragraph-properties fo:margin-top="0.0693in" fo:margin-bottom="0.028in" style:contextual-spacing="false"/>
    </style:style>
    <style:style style:name="P6" style:family="paragraph" style:parent-style-name="Standard">
      <style:paragraph-properties fo:break-before="column"/>
    </style:style>
    <style:style style:name="P7" style:family="paragraph" style:parent-style-name="Standard">
      <style:paragraph-properties fo:text-align="start" style:justify-single-word="false"/>
      <style:text-properties fo:language="none" fo:country="none" fo:font-style="italic" style:language-asian="none" style:country-asian="none" style:font-style-asian="italic" style:font-style-complex="italic"/>
    </style:style>
    <style:style style:name="P8" style:family="paragraph" style:parent-style-name="Standard">
      <style:paragraph-properties fo:text-align="justify" style:justify-single-word="false"/>
      <style:text-properties fo:font-size="10pt" officeooo:paragraph-rsid="0010d802" style:font-size-asian="10pt" style:font-size-complex="10pt"/>
    </style:style>
    <style:style style:name="P9" style:family="paragraph" style:parent-style-name="paper_20_title">
      <style:paragraph-properties fo:margin-top="0.0693in" fo:margin-bottom="0.0693in" style:contextual-spacing="false"/>
      <style:text-properties officeooo:rsid="000f753b" officeooo:paragraph-rsid="000f753b"/>
    </style:style>
    <style:style style:name="P10" style:family="paragraph" style:parent-style-name="Author">
      <style:paragraph-properties fo:margin-top="0.0693in" fo:margin-bottom="0.0693in" style:contextual-spacing="false" fo:line-height="50%"/>
    </style:style>
    <style:style style:name="P11" style:family="paragraph" style:parent-style-name="Abstract" style:master-page-name="Convert_20_1">
      <style:paragraph-properties style:page-number="auto"/>
      <style:text-properties officeooo:paragraph-rsid="000f753b"/>
    </style:style>
    <style:style style:name="P12" style:family="paragraph" style:parent-style-name="Heading_20_1">
      <style:text-properties officeooo:rsid="0010d802" officeooo:paragraph-rsid="0010d802"/>
    </style:style>
    <style:style style:name="P13" style:family="paragraph" style:parent-style-name="Heading_20_2" style:master-page-name="">
      <loext:graphic-properties draw:fill="none"/>
      <style:paragraph-properties fo:margin-left="0in" fo:margin-right="0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14" style:family="paragraph" style:parent-style-name="Heading_20_2" style:master-page-name="">
      <loext:graphic-properties draw:fill="none"/>
      <style:paragraph-properties fo:margin-left="-0.0618in" fo:margin-right="-0.1252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15" style:family="paragraph" style:parent-style-name="Heading_20_2">
      <loext:graphic-properties draw:fill="none"/>
      <style:paragraph-properties fo:margin-left="-0.0618in" fo:margin-right="-0.1252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16" style:family="paragraph" style:parent-style-name="Standard">
      <style:paragraph-properties fo:text-align="justify" style:justify-single-word="false"/>
      <style:text-properties fo:font-size="10pt" officeooo:paragraph-rsid="0010d802" style:font-size-asian="10pt" style:font-name-complex="Calibri" style:font-size-complex="10pt"/>
    </style:style>
    <style:style style:name="P17" style:family="paragraph" style:parent-style-name="Standard">
      <style:paragraph-properties fo:text-align="justify" style:justify-single-word="false"/>
      <style:text-properties fo:font-size="10pt" officeooo:rsid="0010d802" officeooo:paragraph-rsid="0010d802" style:font-size-asian="10pt" style:font-name-complex="Calibri" style:font-size-complex="10pt"/>
    </style:style>
    <style:style style:name="P18" style:family="paragraph" style:parent-style-name="Standard">
      <style:paragraph-properties fo:text-align="justify" style:justify-single-word="false"/>
      <style:text-properties fo:font-size="10pt" officeooo:paragraph-rsid="0010d802" style:font-size-asian="10pt" style:font-size-complex="10pt"/>
    </style:style>
    <style:style style:name="P19"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1866in" style:auto-text-indent="false" fo:background-color="transparent" style:writing-mode="lr-tb">
        <style:tab-stops>
          <style:tab-stop style:position="0.2in"/>
        </style:tab-stops>
      </style:paragraph-properties>
      <style:text-properties fo:font-size="10pt" fo:language="en" fo:country="US" officeooo:paragraph-rsid="001685d0" style:letter-kerning="false" style:font-size-asian="10pt" style:language-asian="en" style:country-asian="US" style:font-size-complex="10pt" style:language-complex="ar" style:country-complex="SA"/>
    </style:style>
    <style:style style:name="P20" style:family="paragraph" style:parent-style-name="Standard">
      <style:paragraph-properties fo:text-align="justify" style:justify-single-word="false"/>
      <style:text-properties officeooo:paragraph-rsid="0010d802"/>
    </style:style>
    <style:style style:name="P21" style:family="paragraph" style:parent-style-name="Standard" style:master-page-name="Convert_20_2">
      <style:paragraph-properties style:page-number="auto"/>
    </style:style>
    <style:style style:name="P22"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23" style:family="paragraph" style:parent-style-name="Text_20_body" style:master-page-name="">
      <loext:graphic-properties draw:fill="none"/>
      <style:paragraph-properties fo:margin-left="0in" fo:margin-right="0in" fo:margin-top="0in" fo:margin-bottom="0.0835in" style:contextual-spacing="false" fo:line-height="95%" fo:text-align="justify" style:justify-single-word="false" fo:orphans="2" fo:widows="2" fo:text-indent="0in" style:auto-text-indent="false" style:page-number="auto" fo:background-color="transparent" style:writing-mode="lr-tb">
        <style:tab-stops>
          <style:tab-stop style:position="0.2in"/>
        </style:tab-stops>
      </style:paragraph-properties>
      <style:text-properties officeooo:rsid="0011a7c6" officeooo:paragraph-rsid="0011a7c6"/>
    </style:style>
    <style:style style:name="P24" style:family="paragraph" style:parent-style-name="references">
      <style:paragraph-properties fo:margin-left="0.2457in" fo:margin-right="0in" fo:text-indent="-0.2457in" style:auto-text-indent="false"/>
    </style:style>
    <style:style style:name="P25" style:family="paragraph" style:parent-style-name="references" style:list-style-name="">
      <style:paragraph-properties fo:margin-left="0.25in" fo:margin-right="0in" fo:text-indent="-0.25in" style:auto-text-indent="false"/>
    </style:style>
    <style:style style:name="P26" style:family="paragraph" style:parent-style-name="references" style:list-style-name="">
      <style:paragraph-properties fo:margin-left="0.25in" fo:margin-right="0in" fo:text-align="center" style:justify-single-word="false" fo:text-indent="-0.25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style>
    <style:style style:name="T4" style:family="text">
      <style:text-properties style:font-style-complex="italic"/>
    </style:style>
    <style:style style:name="T5" style:family="text">
      <style:text-properties fo:font-size="8pt" style:font-size-asian="8pt" style:font-size-complex="8pt"/>
    </style:style>
    <style:style style:name="T6" style:family="text">
      <style:text-properties fo:font-size="9pt" style:font-size-asian="9pt" style:font-size-complex="9pt"/>
    </style:style>
    <style:style style:name="T7" style:family="text">
      <style:text-properties fo:font-size="9pt" officeooo:rsid="000f753b" style:font-size-asian="9pt" style:font-size-complex="9pt"/>
    </style:style>
    <style:style style:name="T8" style:family="text">
      <style:text-properties fo:font-size="9pt" fo:font-style="italic" style:font-size-asian="9pt" style:font-style-asian="italic" style:font-size-complex="9pt"/>
    </style:style>
    <style:style style:name="T9" style:family="text">
      <style:text-properties fo:font-size="9pt" fo:font-style="italic" officeooo:rsid="000f753b" style:font-size-asian="9pt" style:font-style-asian="italic" style:font-size-complex="9pt"/>
    </style:style>
    <style:style style:name="T10" style:family="text">
      <style:text-properties style:text-position="super 58%"/>
    </style:style>
    <style:style style:name="T11" style:family="text">
      <style:text-properties style:font-name-asian="Times New Roman"/>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style:font-name="Times New Roman" fo:font-style="italic" style:font-style-asian="italic" style:font-name-complex="Times New Roman"/>
    </style:style>
    <style:style style:name="T15" style:family="text">
      <style:text-properties style:font-name="Times New Roman" fo:font-size="9pt" style:font-size-asian="9pt" style:font-name-complex="Times New Roman1" style:font-size-complex="9pt"/>
    </style:style>
    <style:style style:name="T16" style:family="text">
      <style:text-properties style:font-name="Times New Roman" fo:font-size="9pt" officeooo:rsid="000f753b" style:font-size-asian="9pt" style:font-name-complex="Times New Roman1" style:font-size-complex="9pt"/>
    </style:style>
    <style:style style:name="T17" style:family="text">
      <style:text-properties style:font-name="Times New Roman" fo:font-size="12pt" style:font-name-asian="Calibri" style:font-size-asian="12pt" style:font-name-complex="Times New Roman1" style:font-size-complex="12pt"/>
    </style:style>
    <style:style style:name="T18" style:family="text">
      <style:text-properties style:font-name="Times New Roman" style:font-name-asian="Calibri" style:font-name-complex="Times New Roman1"/>
    </style:style>
    <style:style style:name="T19" style:family="text">
      <style:text-properties style:font-name="Times New Roman" fo:font-size="10pt" fo:language="en" fo:country="US" style:letter-kerning="false" style:font-name-asian="Calibri" style:font-size-asian="10pt" style:language-asian="en" style:country-asian="US" style:font-name-complex="Times New Roman1" style:font-size-complex="10pt" style:language-complex="ar" style:country-complex="SA"/>
    </style:style>
    <style:style style:name="T20" style:family="text">
      <style:text-properties style:font-name="Times New Roman" fo:font-size="10pt" fo:language="en" fo:country="US" fo:font-style="normal" style:letter-kerning="false"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21" style:family="text">
      <style:text-properties style:font-name="Symbol" fo:font-style="italic" style:font-style-asian="italic" style:font-name-complex="Symbol" style:font-style-complex="italic"/>
    </style:style>
    <style:style style:name="T22" style:family="text">
      <style:text-properties style:text-position="sub 58%"/>
    </style:style>
    <style:style style:name="T23" style:family="text">
      <style:text-properties fo:font-weight="bold" style:font-weight-asian="bold"/>
    </style:style>
    <style:style style:name="T24" style:family="text">
      <style:text-properties fo:font-style="normal" style:font-style-asian="normal"/>
    </style:style>
    <style:style style:name="T25" style:family="text">
      <style:text-properties fo:font-style="normal" officeooo:rsid="00134240" style:font-style-asian="normal" style:font-style-complex="normal"/>
    </style:style>
    <style:style style:name="T26" style:family="text">
      <style:text-properties fo:font-size="4pt" style:font-size-asian="4pt" style:font-size-complex="4pt"/>
    </style:style>
    <style:style style:name="T27" style:family="text">
      <style:text-properties fo:font-variant="normal" fo:text-transform="none" fo:font-style="italic" style:font-style-asian="italic" style:font-style-complex="italic"/>
    </style:style>
    <style:style style:name="T28" style:family="text">
      <style:text-properties fo:color="#ff0000" loext:opacity="100%" fo:font-size="10pt" fo:letter-spacing="-0.0008in" fo:language="none" fo:country="none" fo:font-weight="bold" style:font-name-asian="SimSun" style:font-size-asian="10pt" style:font-weight-asian="bold" style:font-size-complex="10pt"/>
    </style:style>
    <style:style style:name="T29" style:family="text">
      <style:text-properties officeooo:rsid="000f753b"/>
    </style:style>
    <style:style style:name="T30" style:family="text">
      <style:text-properties fo:font-size="12pt" style:font-size-asian="12pt" style:font-name-complex="Calibri" style:font-size-complex="12pt"/>
    </style:style>
    <style:style style:name="T31" style:family="text">
      <style:text-properties style:font-name-complex="Calibri"/>
    </style:style>
    <style:style style:name="T32" style:family="text">
      <style:text-properties officeooo:rsid="0010d802" style:font-name-complex="Calibri"/>
    </style:style>
    <style:style style:name="T33" style:family="text">
      <style:text-properties fo:color="#000000" loext:opacity="100%" style:font-name="Times New Roman" fo:background-color="#ffffff" loext:char-shading-value="0" style:font-name-complex="Times New Roman1"/>
    </style:style>
    <style:style style:name="T34" style:family="text">
      <style:text-properties fo:color="#000000" loext:opacity="100%" style:font-name="Times New Roman" fo:font-size="12pt" style:font-name-asian="Times New Roman1" style:font-size-asian="12pt" style:font-name-complex="Times New Roman1" style:font-size-complex="12pt"/>
    </style:style>
    <style:style style:name="T35" style:family="text">
      <style:text-properties fo:color="#000000" loext:opacity="100%" style:font-name="Times New Roman" fo:font-size="12pt" fo:language="en" fo:country="US" fo:font-style="normal" officeooo:rsid="001685d0" style:letter-kerning="fals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36" style:family="text">
      <style:text-properties fo:color="#000000" loext:opacity="100%" style:font-name="Times New Roman" fo:font-size="12pt" fo:language="en" fo:country="US" officeooo:rsid="001685d0" style:letter-kerning="false" fo:background-color="#ffffff" loext:char-shading-value="0" style:font-name-asian="Times New Roman1" style:font-size-asian="12pt" style:language-asian="en" style:country-asian="US" style:font-name-complex="Times New Roman1" style:font-size-complex="12pt" style:language-complex="ar" style:country-complex="SA"/>
    </style:style>
    <style:style style:name="T37" style:family="text">
      <style:text-properties fo:color="#000000" loext:opacity="100%" style:font-name="Times New Roman" fo:font-size="10pt" fo:language="en" fo:country="US" fo:font-style="normal" officeooo:rsid="0013424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8" style:family="text">
      <style:text-properties fo:color="#000000" loext:opacity="100%" style:font-name="Times New Roman" fo:font-size="10pt" fo:language="en" fo:country="US" fo:font-style="normal"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9" style:family="text">
      <style:text-properties fo:color="#000000" loext:opacity="100%" style:font-name="Times New Roman" fo:font-size="10pt" fo:language="en" fo:country="US" fo:font-style="normal" officeooo: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40" style:family="text">
      <style:text-properties fo:color="#000000" loext:opacity="100%" style:font-name="Times New Roman" fo:font-size="10pt" fo:language="en" fo:country="US" fo:font-style="normal" officeooo:rsid="001685d0" style:letter-kerning="false" fo:background-color="#ffffff" loext:char-shading-value="0"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41" style:family="text">
      <style:text-properties fo:color="#000000" loext:opacity="100%" style:font-name="Times New Roman" fo:font-size="10pt" fo:language="en" fo:country="US" officeooo:rsid="001685d0" style:letter-kerning="false" fo:background-color="#ffffff" loext:char-shading-value="0" style:font-name-asian="Times New Roman1" style:font-size-asian="10pt" style:language-asian="en" style:country-asian="US" style:font-name-complex="Times New Roman1" style:font-size-complex="10pt" style:language-complex="ar" style:country-complex="SA"/>
    </style:style>
    <style:style style:name="T42" style:family="text">
      <style:text-properties fo:color="#000000" loext:opacity="100%" style:font-name="Times New Roman" style:font-name-asian="Times New Roman1" style:font-name-complex="Times New Roman1"/>
    </style:style>
    <style:style style:name="T43" style:family="text">
      <style:text-properties fo:color="#000000" loext:opacity="100%" style:font-name="Times New Roman" fo:font-style="normal" officeooo:rsid="00134240" style:font-name-asian="Times New Roman1" style:font-style-asian="normal" style:font-name-complex="Times New Roman1" style:font-style-complex="normal"/>
    </style:style>
    <style:style style:name="T44" style:family="text">
      <style:text-properties fo:color="#000000" loext:opacity="100%" style:font-name="Times New Roman" fo:font-style="normal" officeooo:rsid="001685d0" style:font-name-asian="Times New Roman1" style:font-style-asian="normal" style:font-name-complex="Times New Roman1" style:font-style-complex="normal"/>
    </style:style>
    <style:style style:name="T45" style:family="text">
      <style:text-properties fo:color="#222222" loext:opacity="100%" style:font-name="Times New Roman" fo:font-size="12pt" fo:language="en" fo:country="US" style:letter-kerning="false" fo:background-color="#ffffff" loext:char-shading-value="0" style:font-name-asian="Calibri" style:font-size-asian="12pt" style:language-asian="en" style:country-asian="US" style:font-name-complex="Times New Roman1" style:font-size-complex="12pt" style:language-complex="ar" style:country-complex="SA"/>
    </style:style>
    <style:style style:name="T46" style:family="text">
      <style:text-properties fo:color="#222222" loext:opacity="100%" style:font-name="Times New Roman" fo:font-size="12pt" fo:font-style="normal" officeooo:rsid="001685d0" fo:background-color="#ffffff" loext:char-shading-value="0" style:font-size-asian="12pt" style:font-style-asian="normal" style:font-name-complex="Times New Roman1" style:font-size-complex="12pt" style:font-style-complex="normal"/>
    </style:style>
    <style:style style:name="T47" style:family="text">
      <style:text-properties fo:color="#222222" loext:opacity="100%" style:font-name="Times New Roman" fo:language="en" fo:country="US" style:letter-kerning="false" fo:background-color="#ffffff" loext:char-shading-value="0" style:font-name-asian="Calibri" style:language-asian="en" style:country-asian="US" style:font-name-complex="Times New Roman1" style:language-complex="ar" style:country-complex="SA"/>
    </style:style>
    <style:style style:name="T48" style:family="text">
      <style:text-properties fo:color="#222222" loext:opacity="100%" style:font-name="Times New Roman" fo:font-size="10pt" fo:language="en" fo:country="US" style:letter-kerning="false" fo:background-color="#ffffff" loext:char-shading-value="0" style:font-name-asian="Calibri" style:font-size-asian="10pt" style:language-asian="en" style:country-asian="US" style:font-name-complex="Times New Roman1" style:font-size-complex="10pt" style:language-complex="ar" style:country-complex="SA"/>
    </style:style>
    <style:style style:name="T49" style:family="text">
      <style:text-properties fo:color="#222222" loext:opacity="100%" style:font-name="Times New Roman" fo:font-size="10pt" fo:language="en" fo:country="US" officeooo:rsid="001685d0" style:letter-kerning="false" fo:background-color="#ffffff" loext:char-shading-value="0" style:font-name-asian="Calibri" style:font-size-asian="10pt" style:language-asian="en" style:country-asian="US" style:font-name-complex="Times New Roman1" style:font-size-complex="10pt" style:language-complex="ar" style:country-complex="SA"/>
    </style:style>
    <style:style style:name="T50" style:family="text">
      <style:text-properties fo:color="#222222" loext:opacity="100%" style:font-name="Times New Roman" fo:font-size="10pt" fo:language="en" fo:country="US" fo:font-style="normal" officeooo:rsid="001685d0"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51" style:family="text">
      <style:text-properties fo:color="#222222" loext:opacity="100%" style:font-name="Times New Roman" fo:font-size="10pt" fo:language="en" fo:country="US" fo:font-style="normal"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52" style:family="text">
      <style:text-properties fo:color="#222222" loext:opacity="100%" style:font-name="Times New Roman" fo:font-style="normal" officeooo:rsid="001685d0" fo:background-color="#ffffff" loext:char-shading-value="0" style:font-style-asian="normal" style:font-name-complex="Times New Roman1" style:font-style-complex="normal"/>
    </style:style>
    <style:style style:name="fr1" style:family="graphic" style:parent-style-name="Frame">
      <style:graphic-properties fo:margin-left="0in" fo:margin-right="0.1256in" fo:margin-top="0in" fo:margin-bottom="0in" style:run-through="background" style:wrap="parallel" style:number-wrapped-paragraphs="no-limit" style:vertical-pos="from-top" style:vertical-rel="paragraph" style:horizontal-pos="left" style:horizontal-rel="page-content" fo:background-color="#ffffff" draw:fill="solid" draw:fill-color="#ffffff" fo:padding-left="0.1in" fo:padding-right="0.1in" fo:padding-top="0.05in" fo:padding-bottom="0.05in" fo:border="0.74pt solid #000000"/>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style:column style:rel-width="32046*" fo:start-indent="0in" fo:end-indent="0.1256in"/>
          <style:column style:rel-width="33489*" fo:start-indent="0.125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nderstanding Buffer Overflow Attack and its Countermeasures</text:p>
      <text:p text:style-name="P10"/>
      <text:p text:style-name="P2"/>
      <text:section text:style-name="Sect1" text:name="Section1">
        <text:p text:style-name="P5"><text:span text:style-name="T7">Adarsh Sharma</text:span><text:span text:style-name="T6"><text:line-break/></text:span><text:span text:style-name="T9">Department of Computer Science and Engineering</text:span><text:span text:style-name="T6"><text:line-break/></text:span><text:span text:style-name="T7">Sikkim Manipal Institute of Technology</text:span><text:span text:style-name="T8"><text:line-break/></text:span><text:span text:style-name="T9">Majhitar, Sikkim, India</text:span><text:span text:style-name="T6"><text:line-break/></text:span><text:span text:style-name="T7">adarsh_202000529@smit.smu.edu.in</text:span></text:p>
        <text:p text:style-name="P4"><text:span text:style-name="T7">Harshul Parashar</text:span><text:span text:style-name="T6"><text:line-break/></text:span><text:span text:style-name="T9">Department of Computer Science and Engineering</text:span><text:span text:style-name="T6"><text:line-break/></text:span><text:span text:style-name="T7">Sikkim Manipal Institute of Technology</text:span><text:span text:style-name="T8"><text:line-break/></text:span><text:span text:style-name="T9">Majhitar, Sikkim, India</text:span><text:span text:style-name="T6"><text:line-break/></text:span><text:span text:style-name="T7">harshul_202000429@smit.smu.edu.in</text:span></text:p>
        <text:p text:style-name="P4"><text:span text:style-name="T7">Rajeev Lochan Subedi</text:span><text:span text:style-name="T6"><text:line-break/></text:span><text:span text:style-name="T9">Department of Computer Science and Engineering</text:span><text:span text:style-name="T6"><text:line-break/></text:span><text:span text:style-name="T7">Sikkim Manipal Institute of Technology</text:span><text:span text:style-name="T8"><text:line-break/></text:span><text:span text:style-name="T9">Majhitar, Sikkim, India</text:span><text:span text:style-name="T6"><text:line-break/></text:span><text:span text:style-name="T7">rajeev_202000393@smit.smu.edu.in</text:span></text:p>
      </text:section>
      <text:section text:style-name="Sect1" text:name="Section2">
        <text:p text:style-name="P6"/>
      </text:section>
      <text:section text:style-name="Sect2" text:name="Section3">
        <text:p text:style-name="P11"><text:span text:style-name="T2">Abstract</text:span>—<text:span text:style-name="T15">A threat aimed at individuals to obtain access to <text:s/>and control over networks and data is exponentially growing <text:s text:c="3"/>with the expansion of Internet access. Buffer overflow is one of the most occurring security vulnerabilities in the computer world. Buffer overflow attacks, whether by software error or an attack, is one of the most important security problems that represent a common vulnerability of software security and </text:span><text:span text:style-name="T16">C</text:span><text:span text:style-name="T15">yber risks. The project is aimed at understanding how buffer overflow occurs and its impact on system level programming. The study is also focused on using randomization to decrease the predictability of machines codes expected at run time.</text:span><text:span text:style-name="T4">(</text:span><text:span text:style-name="T3">Abstract</text:span><text:span text:style-name="T4">)</text:span></text:p>
        <text:p text:style-name="Keywords">Keywords—<text:span text:style-name="T29">buffer, vulnerability, <text:s/>randomization, predictability</text:span></text:p>
        <text:h text:style-name="Heading_20_1" text:outline-level="1">Introduction </text:h>
        <text:p text:style-name="P8"><text:span text:style-name="T31">A buffer overflow attack is a type of security vulnerability that can occur in software applications when a program tries to store more data in a buffer (a temporary storage area in computer memory) than it was designed to hold </text:span><text:span text:style-name="T32">[1]</text:span><text:span text:style-name="T31">. If an attacker can find a way to exploit this vulnerability, they can potentially inject malicious code into the buffer, causing the program to behave in unexpected and dangerous ways. </text:span></text:p>
        <text:p text:style-name="P8"><text:span text:style-name="T31">The attacker identifies a vulnerable application that can be exploited. This can be done through various means, such as scanning for open ports on a network or searching for known vulnerabilities in a specific application </text:span><text:span text:style-name="T32">[2]</text:span><text:span text:style-name="T31">.</text:span></text:p>
        <text:p text:style-name="P16">The attacker sends a large amount of data to the application in an attempt to overflow the buffer. This data can be crafted to include specific instructions or commands that the attacker wants the program to execute.</text:p>
        <text:p text:style-name="P16">If the buffer overflow is successful, the attacker's code will be executed by the program, potentially allowing them to take control of the system or access sensitive information.</text:p>
        <text:p text:style-name="P17">In Buffer overflow the buffer size will be overflowed and extra input will get allocated beside the designated buffer [3]. Buffer overflow is a condition when a program writes more data than it is actually supposed to take. The extra input will go to the system and get executed. This is where the problem will begin [4]. For example, a buffer for log-in credentials may be designed to expect username and password inputs of 8 bytes, so if a transaction involves an input of 10 bytes (that is, 2 bytes more than expected), the program may write the excess data past the buffer boundary.</text:p>
        <text:p text:style-name="P8"/>
        <text:p text:style-name="P20"/>
        <text:h text:style-name="P12" text:outline-level="1">Literature survey</text:h>
        <text:p text:style-name="P23">This literature survey includes publications from the last several years that discuss about buffer overflow attack and its preventive measures.</text:p>
        <text:h text:style-name="P13" text:outline-level="2" text:is-list-header="true"><text:span text:style-name="T25">Sabah M Alzahrani et al, [5] </text:span><text:span text:style-name="T37">This paper gives a brief introduction to <text:s/>buffer overflow attacks and the different mitigation techniques. </text:span><text:span text:style-name="T38">In Buffer overflow, the weakness is created by the vulnerability in cases where memory near a buffer is overwritten. </text:span></text:h>
        <text:p text:style-name="P22"/>
        <text:h text:style-name="P14" text:outline-level="2" text:is-list-header="true"><text:span text:style-name="T38"><text:s text:c="3"/></text:span><text:span text:style-name="T39">Most attackers carry out buffer overflow attack to overwrite the </text:span><text:span text:style-name="T38">stack’s essential values so that their malevolent unsigned codes </text:span><text:span text:style-name="T39">c</text:span><text:span text:style-name="T38">an be executed. </text:span><text:span text:style-name="T37">Stack based buffer overflows and heap-based buffer overflows can have devastating effects on the functioning of computers.</text:span></text:h>
        <text:h text:style-name="P15" text:outline-level="2" text:is-list-header="true"><text:span text:style-name="T43">Sachin B. Jadhav, </text:span><text:span text:style-name="T44">[6] This paper gives us a general overview of a scheme. With advancement in technology, the buffer overflow vulnerability remains a major problem. </text:span><text:span text:style-name="T39">In some works related to this domain, proposed SigFree, an online signature-free out-of-the-box application-layer method for blocking code-injection buffer overflow attack messages targeting at various Internet services such as web service. A framework for protecting against buffer overflow attack was also proposed. For example a robust kernel based solution, called AURORA to control-hijacking buffer overflow attacks. </text:span></text:h>
        <text:h text:style-name="P15" text:outline-level="2" text:is-list-header="true"><text:span text:style-name="T50">Hector </text:span><text:span text:style-name="T51">Marco-Gisbert </text:span><text:span text:style-name="T50">and Ismael </text:span><text:span text:style-name="T51">Ripoll Ripoll, </text:span><text:span text:style-name="T50">[7] </text:span><text:span text:style-name="T40">This paper gives an idea about ASLR and its function to the buffer overflow attack. </text:span><text:span text:style-name="T20">Unlike other security methods, the security provided by ASLR is based on several factors, including how predictable the random memory layout of a program is, how tolerant an exploitation technique is to variations in memory layout and how many attempts an attacker can make practically. </text:span><text:span text:style-name="T50">This paper also talks about ASLRA, a tool to automatically analyze and detect ASLR weaknesses. It also presents the weaknesses found in Linux, PaX and OSX. It then describes the constraints that must be taken into account when designing a practical ASLR.</text:span></text:h>
        <text:p text:style-name="P19"><text:span text:style-name="T43">- <text:s text:c="4"/></text:span></text:p>
        <text:h text:style-name="Heading_20_1" text:outline-level="1">Prepare Your Paper Before Styling</text:h>
        <text:p text:style-name="Text_20_body">Before you begin to format your paper, first write and save the content as a separate text file. <text:span text:style-name="T12">Complete all content and organizational editing before formatting. Please note sections A-D below for more information on proofreading, spelling and grammar.</text:span></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2126879230" text:style-name="WW8Num15">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text:soft-page-break/>state the units for each quantity that you use in an equation.</text:p>
          </text:list-item>
          <text:list-item>
            <text:p text:style-name="bullet_20_list">Do not mix complete spellings and abbreviations of units: “Wb/m2” or “webers per square meter”, not “webers/m2”. <text:s/>Spell out units when they appear in text: “. . . a few henries”, not “. . . a few H”.</text:p>
          </text:list-item>
          <text:list-item>
            <text:p text:style-name="bullet_20_list">Use a zero before decimal points: “0.25”, not “.25”. Use “cm3”, not “cc”. (<text:span text:style-name="T2">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2">:</text:span></text:p>
        <text:p text:style-name="equation"><text:tab/><text:span text:style-name="T14">a</text:span><text:span text:style-name="T14">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xml:id="list16961069670" text:continue-numbering="true" text:style-name="WW8Num15">
          <text:list-item>
            <text:p text:style-name="bullet_20_list">The word “data” is plural, not singular.</text:p>
          </text:list-item>
          <text:list-item>
            <text:p text:style-name="bullet_20_list">The subscript for the permeability of vacuum <text:span text:style-name="T21"></text:span><text:span text:style-name="T22">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23">The template is designed</text:span><text:span text:style-name="T13"> for,</text:span><text:span text:style-name="T23"> but not limited to</text:span><text:span text:style-name="T13">, six authors.</text:span><text:span text:style-name="T12">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2"> </text:span>Please keep your affiliations as succinct as possible (for example, do not differentiate among departments of the same organization).</text:p>
        <text:h text:style-name="Heading_20_3" text:outline-level="3">For papers with more than six authors: <text:span text:style-name="T24">Add author names horizontally, moving to a third row if needed for more than 8 authors.</text:span></text:h>
        <text:h text:style-name="Heading_20_3" text:outline-level="3">For papers with less than six authors: <text:span text:style-name="T24">To change the default, adjust the template as follows.</text:span></text:h>
        <text:h text:style-name="Heading_20_4" text:outline-level="4">Selection: <text:span text:style-name="T24">Highlight all author and affiliation lines.</text:span></text:h>
        <text:h text:style-name="Heading_20_4" text:outline-level="4">Change number of columns: <text:span text:style-name="T24">Select the Columns icon from the MS Word Standard toolbar and then select the correct number of columns from the selection palette.</text:span></text:h>
        <text:h text:style-name="Heading_20_4" text:outline-level="4">Deletion: <text:span text:style-name="T24">Delete the author and affiliation lines for the extra authors.</text:span><text:span text:style-name="T24"/></text:h>
        <text:p text:style-name="P7"/>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text:soft-page-break/>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4" text:outline-level="4"><text:span text:style-name="T11"><text:s/></text:span>Positioning Figures and Tables: <text:span text:style-name="T24">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8Num21">
          <text:list-item>
            <text:p text:style-name="table_20_head">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1"/>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span text:style-name="T26"/></text:p>
            </table:table-cell>
            <table:table-cell table:style-name="Table1.A1" office:value-type="string">
              <text:p text:style-name="table_20_copy">More table copy<text:span text:style-name="T10">a</text:span></text:p>
            </table:table-cell>
            <table:table-cell table:style-name="Table1.A1" office:value-type="string">
              <text:p text:style-name="P3"/>
            </table:table-cell>
            <table:table-cell table:style-name="Table1.A1" office:value-type="string">
              <text:p text:style-name="P3"/>
            </table:table-cell>
          </table:table-row>
        </table:table>
        <text:list text:style-name="WW8Num18">
          <text:list-item>
            <text:p text:style-name="table_20_footnote">Sample of a Table footnote. (<text:span text:style-name="T1">Table footnote</text:span>)</text:p>
          </text:list-item>
        </text:list>
        <text:list text:style-name="WW8Num20">
          <text:list-item>
            <text:p text:style-name="figure_20_caption">Example of a figure caption. <text:span text:style-name="T4">(</text:span><text:span text:style-name="T2">figure caption</text:span><text:span text:style-name="T4">)</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text:span><text:span text:style-name="T27">Heading 5</text:span><text:span text:style-name="T2">)</text:span></text:h>
        <text:p text:style-name="Text_20_body">The preferred spelling of the word “acknowledgment” in America is without an “e” after the “g”. Avoid the stilted expression “<text:span text:style-name="T12">o</text:span>ne of us (R. B. G.) thanks ...<text:span text:style-name="T12">”. <text:s/></text:span>Instead, try “R. B. G. thanks...”.<text:span text:style-name="T12">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2"> </text:span>...”</text:p>
        <text:p text:style-name="Text_20_body">Number footnotes separately in superscripts. Place the actual footnote at the bottom of the column in which it was cited. Do not put footnotes in the<text:span text:style-name="T12"> abstract or</text:span> reference list. Use letters for table footnotes.</text:p>
        <text:p text:style-name="Text_20_body">Unless there are six authors or more give all authors<text:span text:style-name="T12">’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8Num19">
          <text:list-item>
            <text:p text:style-name="P24">G. Eason, B. Noble, and I. N. Sneddon, “On certain integrals of Lipschitz-Hankel type involving products of Bessel functions,” Phil. Trans. Roy. Soc. London, vol. A247, pp. 529–551, April 1955. <text:span text:style-name="T2">(references)</text:span></text:p>
          </text:list-item>
          <text:list-item>
            <text:p text:style-name="P24">J. Clerk Maxwell, A Treatise on Electricity and Magnetism, 3rd ed., vol. 2. Oxford: Clarendon, 1892, pp.68–73.</text:p>
          </text:list-item>
          <text:list-item>
            <text:p text:style-name="P24">I. S. Jacobs and C. P. Bean, “Fine particles, thin films and exchange anisotropy,” in Magnetism, vol. III, G. T. Rado and H. Suhl, Eds. New York: Academic, 1963, pp. 271–350.</text:p>
          </text:list-item>
          <text:list-item>
            <text:p text:style-name="P24">K. Elissa, “Title of paper if known,” unpublished.</text:p>
          </text:list-item>
          <text:list-item>
            <text:p text:style-name="P24">R. Nicole, “Title of paper with only first word capitalized,” J. Name Stand. Abbrev., in press.</text:p>
          </text:list-item>
          <text:list-item>
            <text:p text:style-name="P24">Y. Yorozu, M. Hirano, K. Oka, and Y. Tagawa, “Electron spectroscopy studies on magneto-optical media and plastic substrate interface,” IEEE Transl. J. Magn. Japan, vol. 2, pp. 740–741, August 1987 [Digests 9th Annual Conf. Magnetics Japan, p. 301, 1982].</text:p>
          </text:list-item>
          <text:list-item>
            <text:p text:style-name="P24">M. Young, The Technical Writer’s Handbook. Mill Valley, CA: University Science, 1989.</text:p>
          </text:list-item>
        </text:list>
        <text:p text:style-name="P25"/>
        <text:p text:style-name="P26"><text:span text:style-name="T28">IEEE conference templates contain guidance text for composing and formatting conference papers. Please ensure that all template text is removed from your conference paper prior to submission to the conference. Failure to remove template text from your paper may</text:span> result in your paper not being published.</text:p>
      </text:section>
      <text:section text:style-name="Sect3" text:name="Section4">
        <text:p text:style-name="P21"><draw:frame draw:style-name="fr1" draw:name="Frame2" text:anchor-type="char" svg:y="0.2701in" svg:width="3.5098in" svg:height="1.2598in" draw:z-index="0"><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XXX-X-XXXX-XXXX-X/XX/$XX.00 ©20XX IEEE</text:p>
      </style:footer-first>
    </style:master-page>
    <style:master-page style:name="Convert_20_1" style:display-name="Convert 1" style:page-layout-name="Mpm2" draw:style-name="Mdp1"/>
    <style:master-page style:name="Convert_20_2" style:display-name="Convert 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dc:subject/>
    <meta:keyword/>
    <meta:initial-creator>IEEE</meta:initial-creator>
    <meta:creation-date>2017-07-26T01:29:00</meta:creation-date>
    <dc:date>2023-06-05T00:00:14.060000000</dc:date>
    <meta:editing-cycles>13</meta:editing-cycles>
    <meta:editing-duration>PT3H35M51S</meta:editing-duration>
    <meta:generator>LibreOffice/7.5.3.2$Windows_X86_64 LibreOffice_project/9f56dff12ba03b9acd7730a5a481eea045e468f3</meta:generator>
    <meta:document-statistic meta:table-count="1" meta:image-count="0" meta:object-count="0" meta:page-count="5" meta:paragraph-count="91" meta:word-count="2666" meta:character-count="16247" meta:non-whitespace-character-count="13710"/>
  </office:meta>
</office:document-meta>
</file>